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style>
  </office:automatic-styles>
  <office:body>
    <office:text>
      <text:h text:style-name="Title">For Reviewers</text:h>
      <text:h text:style-name="Heading_20_2" text:outline-level="2">Important Dates</text:h>
      <text:p text:style-name="First_20_paragraph">{% for group in site.data.reviewers.reviewgroups %} {% assign grouparray = group | remove: " " | split: ","%}</text:p>
      <text:p text:style-name="P1">&lt;div class="well"&gt;Deadlines for &lt;b&gt;{{group}}&lt;/b&gt;&lt;/div&gt; <text:s text:c="1"/></text:p>
      <text:p text:style-name="P2">&lt;table class="table"&gt;</text:p>
      <text:p text:style-name="P3"><text:s text:c="4"/>&lt;tbody&gt;</text:p>
      <text:p text:style-name="P4">{% for submission in site.data.reviewers.reviewdates %}</text:p>
      <text:p text:style-name="P5"><text:s text:c="2"/>{% assign generateRow = false %}</text:p>
      <text:p text:style-name="P6"><text:s text:c="2"/>{% for sub in submission.types %}</text:p>
      <text:p text:style-name="P7"><text:s text:c="4"/>{% if grouparray contains sub.plural %}</text:p>
      <text:p text:style-name="P8"><text:s text:c="6"/>{% assign generateRow = true %}</text:p>
      <text:p text:style-name="P9"><text:s text:c="4"/>{% endif %}</text:p>
      <text:p text:style-name="P10"><text:s text:c="2"/>{% endfor %}</text:p>
      <text:p text:style-name="P11"><text:s text:c="2"/>{% if generateRow %}</text:p>
      <text:p text:style-name="P12"><text:s text:c="4"/>&lt;tr&gt;</text:p>
      <text:p text:style-name="P13"><text:s text:c="6"/>&lt;td&gt; &lt;b&gt;{{submission.event}}&lt;/b&gt; &lt;/td&gt;</text:p>
      <text:p text:style-name="P14"><text:s text:c="6"/>&lt;td&gt; {{submission.date}} &lt;/td&gt;</text:p>
      <text:p text:style-name="P15"><text:s text:c="4"/>&lt;/tr&gt;</text:p>
      <text:p text:style-name="P16"><text:s text:c="2"/>{% endif %}</text:p>
      <text:p text:style-name="P17">{% endfor %}</text:p>
      <text:p text:style-name="P18">{% comment %}</text:p>
      <text:p text:style-name="P19">{% for submission in site.data.reviewers.finalization %}</text:p>
      <text:p text:style-name="P20"><text:s text:c="2"/>{% assign generateRow = false %}</text:p>
      <text:p text:style-name="P21"><text:s text:c="2"/>{% for sub in submission.types %}</text:p>
      <text:p text:style-name="P22"><text:s text:c="4"/>{% if grouparray contains sub.plural %}</text:p>
      <text:p text:style-name="P23"><text:s text:c="6"/>{% assign generateRow = true %}</text:p>
      <text:p text:style-name="P24"><text:s text:c="4"/>{% endif %}</text:p>
      <text:p text:style-name="P25"><text:s text:c="2"/>{% endfor %}</text:p>
      <text:p text:style-name="P26"><text:s text:c="2"/>{% if generateRow %}</text:p>
      <text:p text:style-name="P27"><text:s text:c="4"/>&lt;tr&gt;</text:p>
      <text:p text:style-name="P28"><text:s text:c="6"/>&lt;td&gt; &lt;b&gt;{{submission.event}}&lt;/b&gt; &lt;/td&gt;</text:p>
      <text:p text:style-name="P29"><text:s text:c="6"/>&lt;td&gt; {{submission.date}} &lt;/td&gt;</text:p>
      <text:p text:style-name="P30"><text:s text:c="4"/>&lt;/tr&gt;</text:p>
      <text:p text:style-name="P31"><text:s text:c="2"/>{% endif %}</text:p>
      <text:p text:style-name="P32">{% endfor %}</text:p>
      <text:p text:style-name="P33">{% endcomment %}</text:p>
      <text:p text:style-name="P34"><text:s text:c="2"/>&lt;/tbody&gt;</text:p>
      <text:p text:style-name="P35">&lt;/table&gt;</text:p>
      <text:p text:style-name="First_20_paragraph">{% endfor %}</text:p>
      <text:h text:style-name="Heading_20_2" text:outline-level="2">How Do I Volunteer to Review?</text:h>
      <text:p text:style-name="First_20_paragraph">All SIGCSE members are encouraged to participate in the reviewing process.</text:p>
      <text:p text:style-name="Text_20_body">{% if site.data.flags.reviewSiteReady %}</text:p>
      <text:h text:style-name="Heading_20_3" text:outline-level="3">For New Reviewers</text:h>
      <text:p text:style-name="First_20_paragraph">If you are interested in reviewing papers for {{site.data.main.upper}} {{site.data.main.year}}, you are invited to complete the reviewer registration form. In the box that says "Sign Up — Keycode:" input the code {{site.data.reviewers.keycode}}.</text:p>
      <text:p text:style-name="Text_20_body">After you have filled in your contact information, it it <text:span text:style-name="T1">MOST</text:span><text:span text:style-name="T2"> </text:span><text:span text:style-name="T3">IMPORTANT</text:span> to select the topic areas for which you would like to review. Please limit yourself to areas in which you feel somewhat expert. The system will automatically ask you to consider the areas carefully if you choose more than four.</text:p>
      <text:h text:style-name="Heading_20_3" text:outline-level="3">For Those Who Have Previously Reviewed</text:h>
      <text:p text:style-name="First_20_paragraph">All people currently listed in the reviewer database will receive an e-mail message in August with their current recorded information.</text:p>
      <text:p text:style-name="Text_20_body">If you would like to update your information in the database, go to the proposal review site by {{site.data.reviewers.reviewsignupdeadline}}. Please select your areas of reviewing carefully, limiting yourself to areas in which you have expertise.</text:p>
      <text:p text:style-name="Text_20_body">{% else %}</text:p>
      <text:p text:style-name="Text_20_body">{% callout warning %} We will update the community through the conference blog, Twitter feed, and {{site.data.main.upper}} mailing list when we are ready to register new reviewers for {{site.data.main.year}} and enlist the support of our ever-faithful returning reviewers. {% endcallout %}</text:p>
      <text:p text:style-name="Text_20_body">{% endif %}</text:p>
      <text:h text:style-name="Heading_20_2" text:outline-level="2">How Do I Review {{site.data.main.upper}} Submissions?</text:h>
      <text:p text:style-name="First_20_paragraph">Submissions are reviewed according to categories indicated by the authors. Reviewers will be assigned no more than three papers or six submissions of another type, based on their indicated subject areas of expertise. At least four reviewers are assigned to each. Papers are <text:span text:style-name="T4">only</text:span> available in electronic PDF format. Adobe's Acrobat Reader, Mac's Preview, Evince on Linux, or any number of other options are known to work.</text:p>
      <text:p text:style-name="Text_20_body">As part of your process as a reviewer, we recommend you work your way through the following four steps:</text:p>
      <text:list text:style-name="L1">
        <text:list-item>
          <text:p text:style-name="P36"><text:span text:style-name="T5">Assignment</text:span>. When reviews are assigned, you will be sent an email from the system indicating that you have been assigned submissions to review and given a link that you can use to access those assigned submissions.</text:p>
        </text:list-item>
        <text:list-item>
          <text:p text:style-name="P36"><text:span text:style-name="T6">Reviewer</text:span><text:span text:style-name="T7"> </text:span><text:span text:style-name="T8">Guidelines</text:span>. In addition to the category criteria, we would encourage you to review the guidelines for the submission category you are reviewing for. We have guidelines for...</text:p>
          <text:list text:style-name="L2">
            <text:list-item>
              <text:p text:style-name="P37">... <text:a xlink:type="simple" xlink:href="guidepapers.html" office:name=""><text:span text:style-name="Definition">Paper Submissions</text:span></text:a></text:p>
            </text:list-item>
            <text:list-item>
              <text:p text:style-name="P37">... <text:a xlink:type="simple" xlink:href="guidepanels.html" office:name=""><text:span text:style-name="Definition">Panel Submissions</text:span></text:a></text:p>
            </text:list-item>
            <text:list-item>
              <text:p text:style-name="P37">... <text:a xlink:type="simple" xlink:href="guidesessions.html" office:name=""><text:span text:style-name="Definition">Special Session Submissions</text:span></text:a></text:p>
            </text:list-item>
            <text:list-item>
              <text:p text:style-name="P37">... <text:a xlink:type="simple" xlink:href="guideworkshops.html" office:name=""><text:span text:style-name="Definition">Workshop Submissions</text:span></text:a></text:p>
            </text:list-item>
            <text:list-item>
              <text:p text:style-name="P37">... <text:a xlink:type="simple" xlink:href="guidebofs.html" office:name=""><text:span text:style-name="Definition">Birds of a Feather (BOF) Submissions</text:span></text:a></text:p>
            </text:list-item>
            <text:list-item>
              <text:p text:style-name="P37">... <text:a xlink:type="simple" xlink:href="guideposters.html" office:name=""><text:span text:style-name="Definition">Poster Submissions</text:span></text:a></text:p>
            </text:list-item>
            <text:list-item>
              <text:p text:style-name="P37">... <text:a xlink:type="simple" xlink:href="guidelightningtalks.html" office:name=""><text:span text:style-name="Definition">Lightning Talks</text:span></text:a></text:p>
            </text:list-item>
            <text:list-item>
              <text:p text:style-name="P37">... <text:a xlink:type="simple" xlink:href="guidedemos.html" office:name=""><text:span text:style-name="Definition">Demos</text:span></text:a></text:p>
            </text:list-item>
          </text:list>
        </text:list-item>
        <text:list-item>
          <text:p text:style-name="P36"><text:span text:style-name="T9">Download</text:span><text:span text:style-name="T10"> </text:span><text:span text:style-name="T11">Papers</text:span>. Access your your assigned submission(s) through the proposal review site. You may review the submission on-line or print it for review at your leisure. If your web browser does awful things with your submission, you might try saving it to a file with a .pdf extension and opening it locally.</text:p>
        </text:list-item>
        <text:list-item>
          <text:p text:style-name="P36">After reviewing, complete a report for each submission. Submit each review to the proposal review site.</text:p>
        </text:list-item>
      </text:list>
      <text:p text:style-name="First_20_paragraph">Remember, <text:span text:style-name="T12">all</text:span><text:span text:style-name="T13"> </text:span><text:span text:style-name="T14">reviews</text:span><text:span text:style-name="T15"> </text:span><text:span text:style-name="T16">will</text:span><text:span text:style-name="T17"> </text:span><text:span text:style-name="T18">be</text:span><text:span text:style-name="T19"> </text:span><text:span text:style-name="T20">distributed</text:span><text:span text:style-name="T21"> </text:span><text:span text:style-name="T22">anonymously</text:span><text:span text:style-name="T23"> </text:span><text:span text:style-name="T24">to</text:span><text:span text:style-name="T25"> </text:span><text:span text:style-name="T26">both</text:span><text:span text:style-name="T27"> </text:span><text:span text:style-name="T28">the</text:span><text:span text:style-name="T29"> </text:span><text:span text:style-name="T30">author(s)</text:span><text:span text:style-name="T31"> </text:span><text:span text:style-name="T32">and</text:span><text:span text:style-name="T33"> </text:span><text:span text:style-name="T34">reviewers</text:span><text:span text:style-name="T35"> </text:span><text:span text:style-name="T36">of</text:span><text:span text:style-name="T37"> </text:span><text:span text:style-name="T38">that</text:span><text:span text:style-name="T39"> </text:span><text:span text:style-name="T40">submission</text:span>. This will give the author feedback and provide information to reviewers as well. It is hoped that, over time, this feedback will help make the review process more consistent as reviewers can compare their responses to those of others.</text:p>
      <text:p text:style-name="Text_20_body">{% include submission-questions category="Program Co-Chai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r Reviewers</dc:title>
  </office:meta>
</office:document-meta>
</file>